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ch bin frei</text:p>
      <text:p text:style-name="Standard">Ich bin Ich </text:p>
      <text:p text:style-name="Standard">Ich bin allein</text:p>
      <text:p text:style-name="Standard">ich möchte schrein</text:p>
      <text:p text:style-name="Standard"/>
      <text:p text:style-name="Standard">ich bin frei und flieg im Leben wie ein Vogel hin und her</text:p>
      <text:p text:style-name="Standard">keine Ketten, keine Grenzen, keine Bremsbeschleuniger</text:p>
      <text:p text:style-name="Standard">Niemand hat mich, niemand hält mich, niemand hält mich fest, </text:p>
      <text:p text:style-name="Standard">niemand hält mich warm, ich bin ein Vogel ohne Nest</text:p>
      <text:p text:style-name="Standard"/>
      <text:p text:style-name="Standard">ich bin ich, ich heiße Emil denn so hast du mich genannt</text:p>
      <text:p text:style-name="Standard">seitdem hattest du mein Leben streng in deiner festen Hand</text:p>
      <text:p text:style-name="Standard">Meine Wünsche, all mein Streben tief im Mutterschoß gebannt</text:p>
      <text:p text:style-name="Standard">Neulich hab ich dich in meinem Spiegel erkannt</text:p>
      <text:p text:style-name="Standard"/>
      <text:p text:style-name="Standard">Ich bin allein, um mich rum ist es dunkel und zu warm</text:p>
      <text:p text:style-name="Standard">es ist eng, es ist feucht, ich bin einsam, ich bin arm</text:p>
      <text:p text:style-name="Standard">Ein langer Schlauch hängt an meinem Bauch zur Strafe</text:p>
      <text:p text:style-name="Standard">der Mutterschoß ist keine Einbahnstraße</text:p>
      <text:p text:style-name="Standard"/>
      <text:p text:style-name="Standard">Ich möchte schrein, hell und laut, denn ich krieg hier keine Luft</text:p>
      <text:p text:style-name="Standard">ich boxe und ich trete, doch die Wirkung verpufft</text:p>
      <text:p text:style-name="Standard">Der Schlauch an meinem Bauch saugt an meiner Lebenskraft</text:p>
      <text:p text:style-name="Standard">ich ertrinke an all dem Muttersaft</text:p>
      <text:p text:style-name="Standard"/>
      <text:p text:style-name="Standard">Immer wieder reißt das Messer deinen Bauch auf</text:p>
      <text:p text:style-name="Standard">deine Nasse Hähle sei im Taufrausch</text:p>
      <text:p text:style-name="Standard">Deine blassen Augen nur im Blutbann</text:p>
      <text:p text:style-name="Standard">hast mir nie erzählt, was ich in Wut kann</text:p>
      <text:p text:style-name="Standard">immer wieder stoße ich in das Gefängnis</text:p>
      <text:p text:style-name="Standard">warme, enge feuchteste Bedrängnis</text:p>
      <text:p text:style-name="Standard">vor Triumph stoß ich diesen einen Laut aus</text:p>
      <text:p text:style-name="Standard">meine Säure spritzt aus deinem Bauch rau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xymoronist </meta:initial-creator>
    <meta:creation-date>2014-10-29T16:55:51</meta:creation-date>
    <dc:date>2014-10-29T17:01:33</dc:date>
    <dc:creator>Oxymoronist </dc:creator>
    <meta:editing-duration>P0D</meta:editing-duration>
    <meta:editing-cycles>1</meta:editing-cycles>
    <meta:document-statistic meta:table-count="0" meta:image-count="0" meta:object-count="0" meta:page-count="1" meta:paragraph-count="28" meta:word-count="219" meta:character-count="1211" meta:non-whitespace-character-count="1018"/>
    <meta:generator>LibreOffice/3.5$Linux_x86 LibreOffice_project/350m1$Build-2</meta:generator>
  </office:meta>
</office:document-meta>
</file>